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3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 style:list-style-name="L4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 style:list-style-name="L2"/>
    <style:style style:name="P8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FreeMono"/>
    </style:style>
    <style:style style:name="T3" style:family="text">
      <style:text-properties style:font-name="FreeMono"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RTigo Image Import – Instructions for Admins</text:h>
      <text:h text:style-name="P9" text:outline-level="2">Before data acquisition</text:h>
      <text:list xml:id="list736262161" text:style-name="L1">
        <text:list-item>
          <text:p text:style-name="P5">Hand the following files to the client:</text:p>
          <text:list>
            <text:list-item>
              <text:p text:style-name="P5">artigo-template-description.pdf</text:p>
            </text:list-item>
            <text:list-item>
              <text:p text:style-name="P5">artigo-template.ods</text:p>
            </text:list-item>
            <text:list-item>
              <text:p text:style-name="P5">artigo-template.xls</text:p>
            </text:list-item>
          </text:list>
        </text:list-item>
        <text:list-item>
          <text:p text:style-name="P5">Reason: Clients usually cannot cope with the csv file and mess it up</text:p>
        </text:list-item>
      </text:list>
      <text:h text:style-name="P9" text:outline-level="2">Images</text:h>
      <text:list xml:id="list1193185302" text:style-name="L2">
        <text:list-item>
          <text:p text:style-name="P7"><text:span text:style-name="T1">Create low resolution versions of the images using the supplied script:<text:line-break/></text:span><text:span text:style-name="T3">./create_lowres_versions.sh [PATH-TO-IMAGES]</text:span></text:p>
        </text:list-item>
        <text:list-item>
          <text:p text:style-name="P2"><text:span text:style-name="T1">Move the low resolution images to the directory that mirrors the </text:span><text:span text:style-name="T3">/images</text:span><text:span text:style-name="T1">-directory on the servers:<text:line-break/></text:span><text:span text:style-name="T3">mv [PATH-TO-IMAGES]-800x600 /images/[NAME]</text:span></text:p>
        </text:list-item>
        <text:list-item>
          <text:p text:style-name="P2"><text:span text:style-name="T1">Copy images to servers (if not already done)</text:span></text:p>
        </text:list-item>
      </text:list>
      <text:h text:style-name="P9" text:outline-level="2">Database</text:h>
      <text:list xml:id="list1738703036" text:style-name="L3">
        <text:list-item>
          <text:p text:style-name="P4">Log in to the database server, start a sql shell</text:p>
        </text:list-item>
        <text:list-item>
          <text:p text:style-name="P3"><text:span text:style-name="T1">Look up the highest id for source:<text:line-break/></text:span><text:span text:style-name="T3">select max(id)+1 from source;</text:span></text:p>
        </text:list-item>
        <text:list-item>
          <text:p text:style-name="P3"><text:span text:style-name="T1">Create a new source with the id = output of the last command<text:line-break/></text:span><text:span text:style-name="T3">insert into source (id, url, name, homepage) </text:span><text:span text:style-name="T2">values (ID, '/images/NAME/', 'NAME', 'HOMEPAGE');</text:span></text:p>
        </text:list-item>
      </text:list>
      <text:h text:style-name="P9" text:outline-level="2">Metadata CSV file</text:h>
      <text:list xml:id="list1418734117" text:style-name="L4">
        <text:list-item>
          <text:p text:style-name="P6">Open it in OpenOffice and make sure it meets the requirements</text:p>
        </text:list-item>
        <text:list-item>
          <text:p text:style-name="P6">Save as CSV</text:p>
        </text:list-item>
        <text:list-item>
          <text:p text:style-name="P6">Log in as admin in ARTigo and import the 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Version: <text:date style:data-style-name="N36" text:date-value="2013-02-05T10:23:20.99">05.02.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Kneissl</meta:initial-creator>
    <meta:creation-date>2012-11-27T13:25:25</meta:creation-date>
    <dc:date>2013-02-05T10:23:21</dc:date>
    <dc:creator>Fabian Kneissl</dc:creator>
    <meta:editing-duration>PT2H1M4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20" meta:word-count="163" meta:character-count="993" meta:non-whitespace-character-count="864"/>
  </office:meta>
</office:document-meta>
</file>